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co3" style:family="table-column">
      <style:table-column-properties fo:break-before="auto" style:column-width="1.5874in"/>
    </style:style>
    <style:style style:name="co4" style:family="table-column">
      <style:table-column-properties fo:break-before="auto" style:column-width="1.3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fo:background-color="#00a933" loext:decorative="false"/>
      <style:text-properties fo:font-size="14pt"/>
    </style:style>
    <style:style style:name="P1" style:family="paragraph">
      <style:paragraph-properties fo:text-align="center"/>
      <style:text-properties fo:font-size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Refresh Dat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FRESH DATA" form:control-implementation="ooo:com.sun.star.form.component.CommandButton" xml:id="control1" form:id="control1" form:label="REFRESH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C:/PlcProjects/P9_DataExtractionToSpreadsheet.ods/content.xml"/>
              </form:properties>
              <office:event-listeners>
                <script:event-listener script:language="ooo:script" script:event-name="form:performaction" xlink:href="vnd.sun.star.script:Standard.Module3.FetchAllDataFromPLC?language=Basic&amp;location=application" xlink:type="simple"/>
              </office:event-listeners>
            </form:button>
          </form:form>
        </office:forms>
        <table:shapes>
          <draw:control draw:z-index="0" draw:name="Update Counts" draw:style-name="gr1" draw:text-style-name="P1" svg:width="1.7776in" svg:height="0.5839in" svg:x="7.613in" svg:y="0.4323in" draw:control="control1">
            <svg:title>Update Count</svg:title>
          </draw:control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ode + Function</text:p>
          </table:table-cell>
          <table:table-cell office:value-type="string" calcext:value-type="string">
            <text:p>M1F1Count</text:p>
          </table:table-cell>
          <table:table-cell office:value-type="string" calcext:value-type="string">
            <text:p>M1F2Count</text:p>
          </table:table-cell>
          <table:table-cell office:value-type="string" calcext:value-type="string">
            <text:p>M2F1Count</text:p>
          </table:table-cell>
          <table:table-cell office:value-type="string" calcext:value-type="string">
            <text:p>M2F2Count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#N/A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atic Data Tracking</text:p>
          </table:table-cell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ode + Function</text:p>
          </table:table-cell>
          <table:table-cell office:value-type="string" calcext:value-type="string">
            <text:p>M1F1Count</text:p>
          </table:table-cell>
          <table:table-cell office:value-type="string" calcext:value-type="string">
            <text:p>M1F2Count</text:p>
          </table:table-cell>
          <table:table-cell office:value-type="string" calcext:value-type="string">
            <text:p>M2F1Count</text:p>
          </table:table-cell>
          <table:table-cell office:value-type="string" calcext:value-type="string">
            <text:p>M2F2Count</text:p>
          </table:table-cell>
          <table:table-cell table:number-columns-repeated="2"/>
        </table:table-row>
        <table:table-row table:style-name="ro1">
          <table:table-cell table:number-matrix-columns-spanned="1" table:number-matrix-rows-spanned="1" table:formula="of:=DDE(&quot;rslinx&quot;; &quot;plc_p9_emu&quot;; &quot;ST9:0&quot;)" office:value-type="string" office:string-value="MODE_2 " calcext:value-type="string">
            <text:p>MODE_2 </text:p>
          </table:table-cell>
          <table:table-cell table:number-matrix-columns-spanned="1" table:number-matrix-rows-spanned="1" table:formula="of:=DDE(&quot;rslinx&quot;; &quot;plc_p9_emu&quot;; &quot;ST9:1&quot;)" office:value-type="string" office:string-value="FUNCTION_2" calcext:value-type="string">
            <text:p>FUNCTION_2</text:p>
          </table:table-cell>
          <table:table-cell table:number-matrix-columns-spanned="1" table:number-matrix-rows-spanned="1" table:formula="of:=DDE(&quot;rslinx&quot;; &quot;plc_p9_emu&quot;; &quot;ST9:2&quot;)" office:value-type="string" office:string-value="MODE_2 FUNCTION_2" calcext:value-type="string">
            <text:p>MODE_2 FUNCTION_2</text:p>
          </table:table-cell>
          <table:table-cell table:number-matrix-columns-spanned="1" table:number-matrix-rows-spanned="1" table:formula="of:=DDE(&quot;rslinx&quot;; &quot;plc_p9_emu&quot;; &quot;N7:0&quot;)" office:value-type="float" office:value="3" calcext:value-type="float">
            <text:p>3</text:p>
          </table:table-cell>
          <table:table-cell table:number-matrix-columns-spanned="1" table:number-matrix-rows-spanned="1" table:formula="of:=DDE(&quot;rslinx&quot;; &quot;plc_p9_emu&quot;; &quot;N7:1&quot;)" office:value-type="float" office:value="3" calcext:value-type="float">
            <text:p>3</text:p>
          </table:table-cell>
          <table:table-cell table:number-matrix-columns-spanned="1" table:number-matrix-rows-spanned="1" table:formula="of:=DDE(&quot;rslinx&quot;; &quot;plc_p9_emu&quot;; &quot;N7:2&quot;)" office:value-type="float" office:value="4" calcext:value-type="float">
            <text:p>4</text:p>
          </table:table-cell>
          <table:table-cell table:number-matrix-columns-spanned="1" table:number-matrix-rows-spanned="1" table:formula="of:=DDE(&quot;rslinx&quot;; &quot;plc_p9_emu&quot;; &quot;N7:3&quot;)" office:value-type="float" office:value="4" calcext:value-type="float">
            <text:p>4</text:p>
          </table:table-cell>
          <table:table-cell/>
          <table:table-cell office:value-type="string" calcext:value-type="string">
            <text:p>Live Data Tracking</text:p>
          </table:table-cell>
        </table:table-row>
      </table:table>
      <table:named-expressions/>
      <table:dde-links>
        <table:dde-link>
          <office:dde-source office:dde-application="rslinx" office:dde-topic="plc_p9_emu" office:dde-item="N7:0" office:automatic-update="true"/>
          <table:table>
            <table:table-column/>
            <table:table-row>
              <table:table-cell office:value-type="float" office:value="3"/>
            </table:table-row>
          </table:table>
        </table:dde-link>
        <table:dde-link>
          <office:dde-source office:dde-application="rslinx" office:dde-topic="plc_p9_emu" office:dde-item="N7:1" office:automatic-update="true"/>
          <table:table>
            <table:table-column/>
            <table:table-row>
              <table:table-cell office:value-type="float" office:value="3"/>
            </table:table-row>
          </table:table>
        </table:dde-link>
        <table:dde-link>
          <office:dde-source office:dde-application="rslinx" office:dde-topic="plc_p9_emu" office:dde-item="N7:2" office:automatic-update="true"/>
          <table:table>
            <table:table-column/>
            <table:table-row>
              <table:table-cell office:value-type="float" office:value="4"/>
            </table:table-row>
          </table:table>
        </table:dde-link>
        <table:dde-link>
          <office:dde-source office:dde-application="rslinx" office:dde-topic="plc_p9_emu" office:dde-item="N7:3" office:automatic-update="true"/>
          <table:table>
            <table:table-column/>
            <table:table-row>
              <table:table-cell office:value-type="float" office:value="4"/>
            </table:table-row>
          </table:table>
        </table:dde-link>
        <table:dde-link>
          <office:dde-source office:dde-application="rslinx" office:dde-topic="plc_p9_emu" office:dde-item="ST9:0" office:automatic-update="true"/>
          <table:table>
            <table:table-column/>
            <table:table-row>
              <table:table-cell office:value-type="string" office:string-value="MODE_2 "/>
            </table:table-row>
          </table:table>
        </table:dde-link>
        <table:dde-link>
          <office:dde-source office:dde-application="rslinx" office:dde-topic="plc_p9_emu" office:dde-item="ST9:1" office:automatic-update="true"/>
          <table:table>
            <table:table-column/>
            <table:table-row>
              <table:table-cell office:value-type="string" office:string-value="FUNCTION_2"/>
            </table:table-row>
          </table:table>
        </table:dde-link>
        <table:dde-link>
          <office:dde-source office:dde-application="rslinx" office:dde-topic="plc_p9_emu" office:dde-item="ST9:2" office:automatic-update="true"/>
          <table:table>
            <table:table-column/>
            <table:table-row>
              <table:table-cell office:value-type="string" office:string-value="MODE_2 FUNCTION_2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7:40:24.28481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8T12:59:39.883678500</meta:creation-date>
    <dc:date>2025-05-28T17:40:36.948032700</dc:date>
    <meta:editing-duration>PT1H13M36S</meta:editing-duration>
    <meta:editing-cycles>31</meta:editing-cycles>
    <meta:generator>LibreOffice/25.2.3.2$Windows_X86_64 LibreOffice_project/bbb074479178df812d175f709636b368952c2ce3</meta:generator>
    <meta:document-statistic meta:table-count="1" meta:cell-count="30" meta:object-count="1"/>
  </office:meta>
</office:document-meta>
</file>